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ToRouterFunction( RouterFunction &lt; ?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To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( String expectedJ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( String expression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ToServer( ClientHttpConnector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ToController( Object ... control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To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ToWebHandler( WebHandler web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